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OUtil.copyCompletely( Reader input , Writer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OUtil.createDir( File rootdir , String sub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OUtil.copyCompletely( URI input , URI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OUtil.copyCompletely( InputStream input , OutputStream outp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